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outline1">
      <style:graphic-properties draw:auto-grow-height="true" fo:min-height="13.859cm"/>
    </style:style>
    <style:style style:name="P1" style:family="paragraph">
      <style:paragraph-properties fo:margin-left="0cm" fo:margin-right="0cm" fo:text-indent="0cm"/>
    </style:style>
    <style:style style:name="P2" style:family="paragraph">
      <style:paragraph-properties fo:margin-top="0cm" fo:margin-bottom="0cm"/>
      <style:text-properties fo:font-family="'Courier New'" style:font-family-generic="modern" style:font-pitch="fixed" fo:font-weight="bold" style:font-weight-asian="bold" style:font-weight-complex="bold"/>
    </style:style>
    <style:style style:name="T1" style:family="text">
      <style:text-properties fo:font-family="'Courier New'" style:font-family-generic="modern" style:font-pitch="fixed" fo:font-size="11pt" fo:font-weight="bold" style:font-size-asian="11pt" style:font-weight-asian="bold" style:font-size-complex="11pt" style:font-weight-complex="bold"/>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ujet</text:p>
          </draw:text-box>
        </draw:frame>
        <draw:frame presentation:style-name="pr2" draw:text-style-name="P1" draw:layer="layout" svg:width="25.199cm" svg:height="13.859cm" svg:x="1.4cm" svg:y="4.914cm" presentation:class="subtitle">
          <draw:text-box>
            <text:p text:style-name="P1">Créer un espace permettant aux membres de la formation de consulter les dates et libellés de la formatio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Répartition</text:p>
          </draw:text-box>
        </draw:frame>
        <draw:frame presentation:style-name="pr5" draw:layer="layout" svg:width="25.199cm" svg:height="13.859cm" svg:x="1.4cm" svg:y="4.914cm" presentation:class="outline">
          <draw:text-box>
            <text:list text:style-name="L2">
              <text:list-item>
                <text:p>Par groupe de 2/3 éléves doivent se répartir les tâches de programmation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Spécifications</text:p>
          </draw:text-box>
        </draw:frame>
        <draw:frame presentation:style-name="pr6" draw:text-style-name="P2" draw:layer="layout" svg:width="25.199cm" svg:height="13.859cm" svg:x="1.4cm" svg:y="4.914cm" presentation:class="outline" presentation:user-transformed="true">
          <draw:text-box>
            <text:p text:style-name="P2"><text:span text:style-name="T1">.</text:span></text:p>
            <text:p text:style-name="P2"><text:span text:style-name="T1">├── </text:span><text:span text:style-name="T1">data</text:span></text:p>
            <text:p text:style-name="P2"><text:span text:style-name="T1">│ <text:s text:c="2"/>├── </text:span><text:span text:style-name="T1">formation-planning.csv -&gt; contient les données du planning</text:span></text:p>
            <text:p text:style-name="P2"><text:span text:style-name="T1">│ <text:s text:c="2"/>└── </text:span><text:span text:style-name="T1">user.csv -&gt; contient les données des utilisateurs</text:span></text:p>
            <text:p text:style-name="P2"><text:span text:style-name="T1">├── </text:span><text:span text:style-name="T1">html</text:span></text:p>
            <text:p text:style-name="P2"><text:span text:style-name="T1">│ <text:s text:c="2"/>├── </text:span><text:span text:style-name="T1">login.html.php <text:s/>-&gt; rendu HTML de la page de login</text:span></text:p>
            <text:p text:style-name="P2"><text:span text:style-name="T1">│ <text:s text:c="2"/>├── </text:span><text:span text:style-name="T1">showPlanning.html.php -&gt; rendu HTML du planning</text:span></text:p>
            <text:p text:style-name="P2"><text:span text:style-name="T1">│ <text:s text:c="2"/>└── </text:span><text:span text:style-name="T1">subscribe.html.php -&gt; rendu HTML de la page d'inscription</text:span></text:p>
            <text:p text:style-name="P2"><text:span text:style-name="T1">├── </text:span><text:span text:style-name="T1">index.php -&gt; page de base du site</text:span></text:p>
            <text:p text:style-name="P2"><text:span text:style-name="T1">├── </text:span><text:span text:style-name="T1">lib</text:span></text:p>
            <text:p text:style-name="P2"><text:span text:style-name="T1">│ <text:s text:c="2"/>├── </text:span><text:span text:style-name="T1">checksession.lib.php -&gt; contient les fonctions permettant de vérifier les sessions</text:span></text:p>
            <text:p text:style-name="P2"><text:span text:style-name="T1">│ <text:s text:c="2"/>├── </text:span><text:span text:style-name="T1">planning-data.lib.php -&gt; contient les fonctions permettant de lire les données de planning</text:span></text:p>
            <text:p text:style-name="P2"><text:span text:style-name="T1">│ <text:s text:c="2"/>└── </text:span><text:span text:style-name="T1">user-data.lib.php -&gt; contient les fonctions permettant de lire et ecrire les données d'utilisateurs</text:span></text:p>
            <text:p text:style-name="P2"><text:span text:style-name="T1">└── </text:span><text:span text:style-name="T1">src</text:span></text:p>
            <text:p text:style-name="P2"><text:span text:style-name="T1"><text:s text:c="4"/>├── </text:span><text:span text:style-name="T1">login.php -&gt; logique PHP du login </text:span></text:p>
            <text:p text:style-name="P2"><text:span text:style-name="T1"><text:s text:c="4"/>├── </text:span><text:span text:style-name="T1">showPlanning.php -&gt; logique PHP de la vu planning</text:span></text:p>
            <text:p text:style-name="P2"><text:span text:style-name="T1"><text:s text:c="4"/>└── </text:span><text:span text:style-name="T1">subscribe.php -&gt; logique PHP de l'inscription</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écifications</text:p>
          </draw:text-box>
        </draw:frame>
        <draw:frame presentation:style-name="pr5" draw:layer="layout" svg:width="25.199cm" svg:height="13.859cm" svg:x="1.4cm" svg:y="4.914cm" presentation:class="outline" presentation:user-transformed="true">
          <draw:text-box>
            <text:list text:style-name="L2">
              <text:list-item>
                <text:p><text:span text:style-name="T2">CheckSession : Contient les fonctions permettant de vérifier si un session existe. Contient également une fonction permettant de renvoyer vers une autre page si la page courante ne doit pas être vu par un internaute.</text:span></text:p>
              </text:list-item>
              <text:list-item>
                <text:p><text:span text:style-name="T2">Index.php : renvoie vers login si il n'y a pas de session, renvoie sur showPlanning si il y a une session</text:span></text:p>
              </text:list-item>
              <text:list-item>
                <text:p><text:span text:style-name="T2">login : formulaire de login avec "login" et "mot de passe", si valide on va vers showSession sinon on retourne vers login</text:span></text:p>
              </text:list-item>
              <text:list-item>
                <text:p><text:span text:style-name="T2">UserData : Contient des fonction permettant de chercher si un utilisateur existe et permet de créer un utilisateur. Le mote de passe est "masqué"</text:span></text:p>
              </text:list-item>
              <text:list-item>
                <text:p><text:span text:style-name="T2">subscribe : page permettant de créer un compte. A près validation, créer l'utilisateur dans le fichier CSV. Renvoie vers login une fois terminé.</text:span></text:p>
              </text:list-item>
              <text:list-item>
                <text:p><text:span text:style-name="T2">showPlanning : affiche un tableau de date avec le nom du module. Une session doit exister pour y accéder. Si pas de session on renvoie vers login.</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omas Lecarpentier</meta:initial-creator>
    <meta:creation-date>2016-12-02T09:03:15</meta:creation-date>
    <meta:editing-duration>PT1H21M49S</meta:editing-duration>
    <meta:editing-cycles>4</meta:editing-cycles>
    <dc:date>2016-12-06T14:41:31</dc:date>
    <dc:creator>Thomas Lecarpentier</dc:creator>
    <meta:generator>OpenOffice/4.1.2$Unix OpenOffice.org_project/412m3$Build-9782</meta:generator>
    <meta:document-statistic meta:object-count="37"/>
  </office:meta>
</office:document-meta>
</file>